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" draw:marker-end-width="0.3cm" draw:fill="none" draw:fill-color="#ffffff" draw:textarea-vertical-align="middle"/>
    </style:style>
    <style:style style:name="gr4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6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874cm"/>
    </style:style>
    <style:style style:name="gr8" style:family="graphic" style:parent-style-name="standard">
      <style:graphic-properties draw:stroke="none" svg:stroke-color="#000000" draw:fill="none" draw:fill-color="#ffffff" fo:min-height="1.673cm"/>
    </style:style>
    <style:style style:name="gr9" style:family="graphic" style:parent-style-name="standard">
      <style:graphic-properties draw:stroke="none" svg:stroke-color="#000000" draw:fill="none" draw:fill-color="#ffffff" fo:min-height="1.772cm"/>
    </style:style>
    <style:style style:name="gr10" style:family="graphic" style:parent-style-name="objectwithoutfill">
      <style:graphic-properties draw:marker-end="Arrow" draw:fill="none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3" draw:id="id3" draw:layer="layout" svg:width="1.7cm" svg:height="1.5cm" svg:x="11.7cm" svg:y="10.92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xml:id="id2" draw:id="id2" draw:layer="layout" svg:width="2.8cm" svg:height="0.9cm" svg:x="11.1cm" svg:y="13.425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2.8cm" svg:height="0.9cm" svg:x="11.1cm" svg:y="15.225cm">
          <text:p text:style-name="P1">us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2.6cm" svg:height="2.125cm" svg:x="11.3cm" svg:y="7.6cm">
          <text:p text:style-name="P1">ext2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3cm" svg:height="1.3cm" svg:x="14.2cm" svg:y="19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3cm" svg:height="1.3cm" svg:x="8.9cm" svg:y="19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11.6cm" svg:y="19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9cm" svg:y1="15.675cm" svg:x2="13.9cm" svg:y2="13.875cm" draw:start-shape="id1" draw:start-glue-point="1" draw:end-shape="id2" draw:end-glue-point="1" svg:d="M13900 15675h501v-1800h-501" svg:viewBox="0 0 502 1801">
          <text:p/>
        </draw:connector>
        <draw:connector draw:style-name="gr4" draw:text-style-name="P1" draw:layer="layout" svg:x1="9.379cm" svg:y1="10.17cm" svg:x2="11.7cm" svg:y2="11.863cm" draw:end-shape="id3" draw:end-glue-point="6" svg:d="M9379 10170h910v1693h1411" svg:viewBox="0 0 2322 1694">
          <text:p/>
        </draw:connector>
        <draw:connector draw:style-name="gr4" draw:text-style-name="P1" draw:layer="layout" svg:x1="9.457cm" svg:y1="8.03cm" svg:x2="11.95cm" svg:y2="8.663cm" draw:end-shape="id4" draw:end-glue-point="5" svg:d="M9457 8030h671v633h1822" svg:viewBox="0 0 2494 634">
          <text:p/>
        </draw:connector>
        <draw:line draw:style-name="gr4" draw:text-style-name="P1" draw:layer="layout" svg:x1="12.3cm" svg:y1="12.425cm" svg:x2="12.3cm" svg:y2="13.525cm">
          <text:p/>
        </draw:line>
        <draw:frame draw:style-name="gr5" draw:layer="layout" svg:width="3cm" svg:height="1.925cm" svg:x="5.3cm" svg:y="7.4cm">
          <draw:text-box>
            <text:p>挂载点</text:p>
            <text:p>mount</text:p>
          </draw:text-box>
        </draw:frame>
        <draw:connector draw:style-name="gr4" draw:text-style-name="P1" draw:layer="layout" svg:x1="11.1cm" svg:y1="13.875cm" svg:x2="8.9cm" svg:y2="20.175cm" draw:start-shape="id2" draw:start-glue-point="3" draw:end-shape="id5" draw:end-glue-point="6" svg:d="M11100 13875h-2701v6300h501" svg:viewBox="0 0 2702 6301">
          <text:p/>
        </draw:connector>
        <draw:line draw:style-name="gr6" draw:text-style-name="P1" draw:layer="layout" svg:x1="10.2cm" svg:y1="20.225cm" svg:x2="11.8cm" svg:y2="20.225cm">
          <text:p/>
        </draw:line>
        <draw:line draw:style-name="gr6" draw:text-style-name="P1" draw:layer="layout" svg:x1="12.8cm" svg:y1="20.125cm" svg:x2="14.5cm" svg:y2="20.125cm">
          <text:p/>
        </draw:line>
        <draw:frame draw:style-name="gr7" draw:layer="layout" svg:width="4.5cm" svg:height="2.124cm" svg:x="5.1cm" svg:y="10.701cm">
          <draw:text-box>
            <text:p>超级块</text:p>
            <text:p>super_block</text:p>
          </draw:text-box>
        </draw:frame>
        <draw:frame draw:style-name="gr8" draw:layer="layout" svg:width="3cm" svg:height="1.923cm" svg:x="5.1cm" svg:y="13.402cm">
          <draw:text-box>
            <text:p>目录项</text:p>
            <text:p>dentry</text:p>
          </draw:text-box>
        </draw:frame>
        <draw:frame draw:style-name="gr9" draw:layer="layout" svg:width="3.1cm" svg:height="2.022cm" svg:x="5.1cm" svg:y="18.678cm">
          <draw:text-box>
            <text:p>索引节点</text:p>
            <text:p>inode</text:p>
          </draw:text-box>
        </draw:frame>
        <draw:line draw:style-name="gr6" draw:text-style-name="P1" draw:layer="layout" svg:x1="12.7cm" svg:y1="9.825cm" svg:x2="12.7cm" svg:y2="10.925cm">
          <text:p/>
        </draw:line>
        <draw:connector draw:style-name="gr3" draw:text-style-name="P1" draw:layer="layout" svg:x1="11.1cm" svg:y1="15.675cm" svg:x2="11.1cm" svg:y2="13.875cm" draw:start-shape="id1" draw:start-glue-point="3" draw:end-shape="id2" draw:end-glue-point="3" svg:d="M11100 15675h-501v-1800h501" svg:viewBox="0 0 502 1801">
          <text:p/>
        </draw:connector>
        <draw:custom-shape draw:style-name="gr2" draw:text-style-name="P1" xml:id="id6" draw:id="id6" draw:layer="layout" svg:width="2.8cm" svg:height="0.9cm" svg:x="11.099cm" svg:y="17.024cm">
          <text:p text:style-name="P1">tm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3.9cm" svg:y1="15.674cm" svg:x2="13.899cm" svg:y2="17.474cm" draw:end-shape="id6" draw:end-glue-point="1" svg:d="M13900 15674h500v1800h-501" svg:viewBox="0 0 502 1801">
          <text:p/>
        </draw:connector>
        <draw:connector draw:style-name="gr3" draw:text-style-name="P1" draw:layer="layout" svg:x1="11.1cm" svg:y1="15.674cm" svg:x2="11.099cm" svg:y2="17.474cm" draw:end-shape="id6" draw:end-glue-point="3" svg:d="M11100 15674h-502v1800h501" svg:viewBox="0 0 503 1801">
          <text:p/>
        </draw:connector>
        <draw:line draw:style-name="gr4" draw:text-style-name="P1" draw:layer="layout" svg:x1="12.7cm" svg:y1="17.925cm" svg:x2="14.7cm" svg:y2="19.5cm">
          <text:p/>
        </draw:line>
        <draw:path draw:style-name="gr10" draw:text-style-name="P1" draw:layer="layout" svg:width="5.195cm" svg:height="3.653cm" draw:transform="skewX (-0.904255085458262) rotate (-2.88799631327502) translate (17.4296768509975cm 18.496427070584cm)" svg:viewBox="0 0 5196 3654" svg:d="M0 3654c5141 0 5196-3654 5196-3654l-96 62">
          <text:p/>
        </draw:path>
        <draw:custom-shape draw:style-name="gr11" draw:text-style-name="P1" draw:layer="layout" svg:width="12cm" svg:height="15.1cm" svg:x="5.1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1-20T06:59:18.136953618</dc:date>
    <meta:editing-duration>PT3H41M50S</meta:editing-duration>
    <meta:editing-cycles>71</meta:editing-cycles>
    <meta:generator>LibreOffice/4.2.7.2$Linux_x86 LibreOffice_project/420m0$Build-2</meta:generator>
    <meta:document-statistic meta:object-count="26"/>
  </office:meta>
</office:document-meta>
</file>